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4d55" officeooo:paragraph-rsid="00044d55"/>
    </style:style>
    <style:style style:name="P2" style:family="paragraph" style:parent-style-name="Standard">
      <style:text-properties officeooo:paragraph-rsid="00044d55"/>
    </style:style>
    <style:style style:name="P3" style:family="paragraph" style:parent-style-name="Standard">
      <style:text-properties officeooo:paragraph-rsid="0005b9f6"/>
    </style:style>
    <style:style style:name="P4" style:family="paragraph" style:parent-style-name="Standard">
      <style:text-properties officeooo:paragraph-rsid="00066c3e"/>
    </style:style>
    <style:style style:name="P5" style:family="paragraph" style:parent-style-name="Standard">
      <style:text-properties fo:font-weight="bold" officeooo:rsid="00044d55" officeooo:paragraph-rsid="00044d55" style:font-weight-asian="bold" style:font-weight-complex="bold"/>
    </style:style>
    <style:style style:name="P6" style:family="paragraph" style:parent-style-name="Standard">
      <style:text-properties officeooo:rsid="00066c3e" officeooo:paragraph-rsid="00066c3e"/>
    </style:style>
    <style:style style:name="T1" style:family="text">
      <style:text-properties officeooo:rsid="00044d55"/>
    </style:style>
    <style:style style:name="T2" style:family="text">
      <style:text-properties fo:language="en" fo:country="US"/>
    </style:style>
    <style:style style:name="T3" style:family="text">
      <style:text-properties officeooo:rsid="0005b9f6"/>
    </style:style>
    <style:style style:name="T4" style:family="text">
      <style:text-properties officeooo:rsid="00066c3e"/>
    </style:style>
    <style:style style:name="T5" style:family="text">
      <style:text-properties fo:font-weight="bold" officeooo:rsid="00066c3e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6c3e" style:font-style-asian="normal" style:font-style-complex="normal"/>
    </style:style>
    <style:style style:name="T8" style:family="text">
      <style:text-properties officeooo:rsid="000803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w to study</text:p>
      <text:p text:style-name="P1"/>
      <text:p text:style-name="P5">1. Spacing</text:p>
      <text:p text:style-name="P1"/>
      <text:p text:style-name="P1">Spread out time for learning (take breaks) one subject each day </text:p>
      <text:p text:style-name="P1"/>
      <text:p text:style-name="P1">_[]__[]__[]____[]__[] <text:s/>ok</text:p>
      <text:p text:style-name="P1"/>
      <text:p text:style-name="P1">_[ <text:s text:c="27"/>]__ not ok </text:p>
      <text:p text:style-name="P1"/>
      <text:p text:style-name="P6"><text:span text:style-name="T8">Use </text:span>Pomodoro timer </text:p>
      <text:p text:style-name="P1"/>
      <text:p text:style-name="P5">2. Solve problem – project</text:p>
      <text:p text:style-name="P1"/>
      <text:p text:style-name="P2"><text:span text:style-name="T1">Apply </text:span><text:bookmark text:name="tw-target-text"/><text:span text:style-name="T2">knowledge</text:span><text:span text:style-name="T1"> then see where you need to improve</text:span></text:p>
      <text:p text:style-name="P2"/>
      <text:p text:style-name="P1">Example from art: sketch → how it matches → what to improve </text:p>
      <text:p text:style-name="P1"/>
      <text:p text:style-name="P5">3. Use Feynman technique</text:p>
      <text:p text:style-name="P1"/>
      <text:p text:style-name="P1">3.1 chose a concept <text:line-break/>read and lean as much you can on it (write it down on papper)</text:p>
      <text:p text:style-name="P1"/>
      <text:p text:style-name="P1">3.2 <text:s/>explain it to 12 year old</text:p>
      <text:p text:style-name="P1"/>
      <text:p text:style-name="P1">3.3 Reflect, refine simplify</text:p>
      <text:p text:style-name="P2"><text:span text:style-name="T1">Review your notes, </text:span>reviewing the parts you don’t quite understand yet Repeat until you have a simple explanation. <text:s/>→ <text:span text:style-name="T1">Identify your knowledge gaps.</text:span></text:p>
      <text:p text:style-name="P2"/>
      <text:p text:style-name="P2"><text:span text:style-name="T1">3.4 Organize and review<text:line-break/></text:span>To test your understanding in the real world, run it by someone else.<text:line-break/><text:span text:style-name="T1">Tell a story </text:span></text:p>
      <text:p text:style-name="P2"/>
      <text:p text:style-name="P2"><text:span text:style-name="Emphasis">NOTEBOOK OF THINGS I DON’T KNOW ABOUT</text:span></text:p>
      <text:p text:style-name="P3"><text:span text:style-name="Emphasis"/></text:p>
      <text:p text:style-name="P3"><text:span text:style-name="Emphasis"><text:span text:style-name="T3">source: </text:span></text:span><text:a xlink:type="simple" xlink:href="https://collegeinfogeek.com/feynman-technique/" text:style-name="Internet_20_link" text:visited-style-name="Visited_20_Internet_20_Link"><text:span text:style-name="Emphasis"><text:span text:style-name="T3">https://collegeinfogeek.com/feynman-technique/</text:span></text:span></text:a></text:p>
      <text:p text:style-name="P3"><text:span text:style-name="Emphasis"/></text:p>
      <text:p text:style-name="P4"><text:span text:style-name="Emphasis"><text:span text:style-name="T5">4</text:span></text:span><text:span text:style-name="Emphasis"><text:span text:style-name="T4">.</text:span></text:span><text:span text:style-name="Emphasis"><text:span text:style-name="T7"> More connections</text:span></text:span></text:p>
      <text:p text:style-name="P4"><text:span text:style-name="Emphasis"><text:span text:style-name="T6"/></text:span></text:p>
      <text:p text:style-name="P4"><text:span text:style-name="Emphasis"><text:span text:style-name="T7">Connect with things you already know → deep meaning </text:span></text:span></text:p>
      <text:p text:style-name="P4"><text:span text:style-name="Emphasis"><text:span text:style-name="T7"/></text:span></text:p>
      <text:p text:style-name="P4"><text:span text:style-name="Emphasis"><text:span text:style-name="T7">Additional</text:span></text:span></text:p>
      <text:p text:style-name="P4"><text:span text:style-name="Emphasis"><text:span text:style-name="T7"/></text:span></text:p>
      <text:p text:style-name="P4"><text:span text:style-name="Emphasis"><text:span text:style-name="T7">limit materials and methods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10:17:38.305575741</meta:creation-date>
    <dc:date>2021-11-20T10:31:15.588378743</dc:date>
    <meta:editing-duration>PT3M16S</meta:editing-duration>
    <meta:editing-cycles>3</meta:editing-cycles>
    <meta:generator>LibreOffice/7.0.6.2$Linux_X86_64 LibreOffice_project/00$Build-2</meta:generator>
    <meta:document-statistic meta:table-count="0" meta:image-count="0" meta:object-count="0" meta:page-count="1" meta:paragraph-count="21" meta:word-count="152" meta:character-count="924" meta:non-whitespace-character-count="754"/>
  </office:meta>
</office:document-meta>
</file>